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55cm" fo:min-width="14.2cm"/>
    </style:style>
    <style:style style:name="gr2" style:family="graphic" style:parent-style-name="standard">
      <style:graphic-properties draw:stroke="none" draw:fill-color="#3399ff" draw:textarea-horizontal-align="justify" draw:textarea-vertical-align="middle" draw:auto-grow-height="false" fo:min-height="1.65cm" fo:min-width="8cm"/>
    </style:style>
    <style:style style:name="gr3" style:family="graphic" style:parent-style-name="standard">
      <style:graphic-properties draw:stroke="none" draw:fill-color="#66ccff" draw:textarea-horizontal-align="justify" draw:textarea-vertical-align="middle" draw:auto-grow-height="false" fo:min-height="1.65cm" fo:min-width="3.9cm"/>
    </style:style>
    <style:style style:name="gr4" style:family="graphic" style:parent-style-name="standard">
      <style:graphic-properties draw:stroke="none" draw:fill-color="#66ccff" draw:textarea-horizontal-align="justify" draw:textarea-vertical-align="middle" draw:auto-grow-height="false" fo:min-height="1.65cm" fo:min-width="3.4cm"/>
    </style:style>
    <style:style style:name="gr5" style:family="graphic" style:parent-style-name="standard">
      <style:graphic-properties draw:stroke="none" draw:fill-color="#3399ff" draw:textarea-horizontal-align="justify" draw:textarea-vertical-align="middle" draw:auto-grow-height="false" fo:min-height="1.65cm" fo:min-width="2.4cm"/>
    </style:style>
    <style:style style:name="gr6" style:family="graphic" style:parent-style-name="standard">
      <style:graphic-properties draw:stroke="none" draw:fill-color="#3399ff" draw:textarea-horizontal-align="justify" draw:textarea-vertical-align="middle" draw:auto-grow-height="false" fo:min-height="1.65cm" fo:min-width="2.3cm"/>
    </style:style>
    <style:style style:name="gr7" style:family="graphic" style:parent-style-name="standard">
      <style:graphic-properties draw:stroke="none" draw:fill-color="#00ccff" draw:textarea-horizontal-align="justify" draw:textarea-vertical-align="middle" draw:auto-grow-height="false" fo:min-height="1.65cm" fo:min-width="1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66cc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3399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cc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4.7cm" svg:height="1.8cm" svg:x="2.5cm" svg:y="10.1cm">
          <text:p text:style-name="P1">Sistema Operaciona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1.9cm" svg:x="2.5cm" svg:y="8.1cm">
          <text:p text:style-name="P1">Gerenciador de<text:line-break/>VM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cm" svg:height="1.9cm" svg:x="2.5cm" svg:y="6.1cm">
          <text:p text:style-name="P1"><text:span text:style-name="T1">SO</text:span></text:p>
          <text:p text:style-name="P1"><text:span text:style-name="T1">Virtualizado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cm" svg:height="1.9cm" svg:x="7.1cm" svg:y="6.1cm">
          <text:p text:style-name="P1"><text:span text:style-name="T1">SO</text:span></text:p>
          <text:p text:style-name="P1"><text:span text:style-name="T1">Virtualizado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9cm" svg:height="1.9cm" svg:x="11.2cm" svg:y="8.1cm">
          <text:p text:style-name="P4"><text:span text:style-name="T2">Processo 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8cm" svg:height="1.9cm" svg:x="14.3cm" svg:y="8.1cm">
          <text:p text:style-name="P4"><text:span text:style-name="T2">Processo 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1.9cm" svg:x="2.5cm" svg:y="4.1cm">
          <text:p text:style-name="P6"><text:span text:style-name="T3">Processo</text:span><text:span text:style-name="T3"><text:line-break/></text:span><text:span text:style-name="T3">V1-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1.9cm" svg:x="4.9cm" svg:y="4.1cm">
          <text:p text:style-name="P6"><text:span text:style-name="T3">Processo</text:span><text:span text:style-name="T3"><text:line-break/></text:span><text:span text:style-name="T3">V1-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1.9cm" svg:x="7.1cm" svg:y="4.1cm">
          <text:p text:style-name="P6"><text:span text:style-name="T3">Processo</text:span><text:span text:style-name="T3"><text:line-break/></text:span><text:span text:style-name="T3">V2-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1.9cm" svg:x="9.1cm" svg:y="4.1cm">
          <text:p text:style-name="P6"><text:span text:style-name="T3">Processo</text:span><text:span text:style-name="T3"><text:line-break/></text:span><text:span text:style-name="T3">V2-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cm" svg:height="1.8cm" svg:x="18.8cm" svg:y="10.1cm">
          <text:p text:style-name="P1">Sistema Operaciona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1.9cm" svg:x="18.8cm" svg:y="8.1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9cm" svg:height="1.9cm" svg:x="27.5cm" svg:y="8.1cm">
          <text:p text:style-name="P4"><text:span text:style-name="T2">Processo 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8cm" svg:height="1.9cm" svg:x="30.6cm" svg:y="8.1cm">
          <text:p text:style-name="P4"><text:span text:style-name="T2">Processo 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1.9cm" svg:x="18.8cm" svg:y="6cm">
          <text:p text:style-name="P6"><text:span text:style-name="T3">Processo</text:span><text:span text:style-name="T3"><text:line-break/></text:span><text:span text:style-name="T3">C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1.9cm" svg:x="21.2cm" svg:y="6cm">
          <text:p text:style-name="P6"><text:span text:style-name="T3">Processo</text:span><text:span text:style-name="T3"><text:line-break/></text:span><text:span text:style-name="T3">C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1.9cm" svg:x="23.4cm" svg:y="6cm">
          <text:p text:style-name="P6"><text:span text:style-name="T3">Processo</text:span><text:span text:style-name="T3"><text:line-break/></text:span><text:span text:style-name="T3">C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cm" svg:height="1.9cm" svg:x="25.4cm" svg:y="6cm">
          <text:p text:style-name="P6"><text:span text:style-name="T3">Processo</text:span><text:span text:style-name="T3"><text:line-break/></text:span><text:span text:style-name="T3">C4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7.174cm" svg:height="0.962cm" svg:x="6.263cm" svg:y="12.038cm">
          <draw:text-box>
            <text:p>Virtualização tradicional</text:p>
          </draw:text-box>
        </draw:frame>
        <draw:frame draw:style-name="gr8" draw:text-style-name="P8" draw:layer="layout" svg:width="8.304cm" svg:height="0.962cm" svg:x="21.998cm" svg:y="12.138cm">
          <draw:text-box>
            <text:p>Virtualização por contain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5:11:16.607363886</meta:creation-date>
    <dc:date>2016-01-28T15:22:08.676870632</dc:date>
    <meta:editing-duration>PT10M52S</meta:editing-duration>
    <meta:editing-cycles>2</meta:editing-cycles>
    <meta:generator>LibreOffice/5.0.2.2$Linux_X86_64 LibreOffice_project/00m0$Build-2</meta:generator>
    <meta:document-statistic meta:object-count="20"/>
  </office:meta>
</office:document-meta>
</file>